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10)">
            <text:p>sn(1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3">
            <text:p>3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2">
            <text:p>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18T09:41:17.08">
            <text:p>2020/3/18 9:41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48cm" draw:caption-point-x="-1.353cm" draw:caption-point-y="2.4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 table:number-rows-repeated="18">
          <table:table-cell table:number-columns-repeated="1022"/>
        </table:table-row>
        <table:table-row table:style-name="ro4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4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4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4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4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4" table:number-rows-repeated="10484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15)">
            <text:p>sn(15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P2])+[.V2]" office:value-type="float" office:value="2">
            <text:p>2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genre;[.P7])+[.V7]" office:value-type="float" office:value="2">
            <text:p>2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genre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P12])+[.V12]" office:value-type="float" office:value="3">
            <text:p>3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4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genre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genre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4">
          <table:table-cell table:style-name="ce28"/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4">
          <table:table-cell table:style-name="ce28"/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/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genre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genre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genre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18T09:41:17.25">
            <text:p>2020/3/18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4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4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4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4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4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4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4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4" table:number-rows-repeated="4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52cm" draw:caption-point-x="-1.353cm" draw:caption-point-y="2.4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4" table:number-rows-repeated="1048317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4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4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4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4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4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4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4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4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4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4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18T09:41:17.44">
            <text:p>2020/3/18 9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4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4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4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4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4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4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4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4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4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4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4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75cm" draw:caption-point-x="-1.353cm" draw:caption-point-y="2.4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4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4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4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4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4" table:number-rows-repeated="104836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18T09:41:17.56">
            <text:p>2020/3/18 9:41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99cm" draw:caption-point-x="-1.353cm" draw:caption-point-y="2.4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 table:number-rows-repeated="18">
          <table:table-cell table:number-columns-repeated="1022"/>
        </table:table-row>
        <table:table-row table:style-name="ro4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4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4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4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4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4" table:number-rows-repeated="10484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15)">
            <text:p>sn(1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18T09:41:17.67">
            <text:p>2020/3/18 9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15)">
            <text:p>sn(1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18T09:41:17.75">
            <text:p>2020/3/18 9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4" table:number-rows-repeated="104856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18T09:41:17.84">
            <text:p>2020/3/18 9:4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4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18T09:41:17.94">
            <text:p>2020/3/18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15)">
            <text:p>sn(1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18T09:41:18.03">
            <text:p>2020/3/18 9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7cm" draw:caption-point-x="-1.353cm" draw:caption-point-y="2.2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18T09:41:18.13">
            <text:p>2020/3/18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15)">
            <text:p>sn(1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18T09:41:18.21">
            <text:p>2020/3/18 9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7cm" draw:caption-point-x="-1.353cm" draw:caption-point-y="2.2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2020/03/18</text:date>, <text:time>09:41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18T09:41:16.53</dc:date>
    <dc:creator>iwabuchi ken</dc:creator>
    <meta:editing-duration>P7DT16H27M33S</meta:editing-duration>
    <meta:editing-cycles>744</meta:editing-cycles>
    <meta:generator>OpenOffice/4.1.3$Win32 OpenOffice.org_project/413m1$Build-9783</meta:generator>
    <meta:document-statistic meta:table-count="11" meta:cell-count="4605" meta:object-count="0"/>
    <meta:user-defined meta:name="sheets-banding"/>
    <meta:user-defined meta:name="sheets-original-selection"/>
  </office:meta>
</office:document-meta>
</file>